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3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coi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ç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bola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filip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veliz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aminonda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rioneide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 style:font-name-complex="Gargi-1.2b" style:font-family-complex="Gargi-1.2b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16:53:46.20139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30:09.127458146</meta:creation-date>
    <dc:date>2017-12-24T16:54:51.441087519</dc:date>
    <meta:editing-duration>PT2M48S</meta:editing-duration>
    <meta:editing-cycles>3</meta:editing-cycles>
    <meta:generator>LibreOffice/5.3.7.2.0$Linux_X86_64 LibreOffice_project/30m0$Build-2</meta:generator>
    <meta:document-statistic meta:table-count="2" meta:cell-count="24" meta:object-count="0"/>
  </office:meta>
</office:document-meta>
</file>